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soft-page-break/><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ow is your wife?' spyr Motoyaki. Jóhannes veit að Motoyaki þekkir til vandamála þeirra, hvað þau eiga lítið sameiginlegt. Motoyaki segir við Likosan, en beinir þó orðunum einnig til Jóhannesar: 'Johannes loves Venus more than wife, wife jealous, not good'. 'Þú værir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text:soft-page-break/>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Jóhannes nennir því ekki núna.</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text:soft-page-break/>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soft-page-break/><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text:span></text:p>
      <text:p text:style-name="P4"><text:span text:style-name="T4"><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span></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02T17:20:31</dc:date>
    <dc:creator>Sigmar Stefansson</dc:creator>
    <meta:editing-duration>PT54H31M51S</meta:editing-duration>
    <meta:editing-cycles>44</meta:editing-cycles>
    <meta:generator>OpenOffice.org/3.1$Unix OpenOffice.org_project/310m19$Build-9420</meta:generator>
    <meta:document-statistic meta:table-count="0" meta:image-count="0" meta:object-count="0" meta:page-count="5" meta:paragraph-count="41" meta:word-count="3028" meta:character-count="18870"/>
  </office:meta>
</office:document-meta>
</file>